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4a9" officeooo:paragraph-rsid="000d54a9"/>
    </style:style>
    <style:style style:name="P2" style:family="paragraph" style:parent-style-name="Standard">
      <style:text-properties fo:font-size="12pt" officeooo:rsid="000d54a9" officeooo:paragraph-rsid="000d54a9" style:font-size-asian="12pt" style:font-size-complex="12pt"/>
    </style:style>
    <style:style style:name="T1" style:family="text">
      <style:text-properties officeooo:rsid="000dd8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2 pages</text:p>
      <text:p text:style-name="P2">screenshots and code snippets</text:p>
      <text:p text:style-name="P2">explanation on how to run test cases</text:p>
      <text:p text:style-name="P2"/>
      <text:p text:style-name="P2"/>
      <text:p text:style-name="P2"/>
      <text:p text:style-name="P2"/>
      <text:p text:style-name="P2"/>
      <text:p text:style-name="P2">Introduction <text:span text:style-name="T1">(1)</text:span></text:p>
      <text:p text:style-name="P2"><text:tab/>High level design <text:span text:style-name="T1">(2)</text:span></text:p>
      <text:p text:style-name="P2"/>
      <text:p text:style-name="P2">Subset Explanation <text:span text:style-name="T1">(2)</text:span></text:p>
      <text:p text:style-name="P2"><text:tab/>According to which specifications did we delimit it? </text:p>
      <text:p text:style-name="P2"><text:tab/>End result size</text:p>
      <text:p text:style-name="P2"><text:tab/>How m<text:span text:style-name="T1">i</text:span>ssing values were treated</text:p>
      <text:p text:style-name="P2"/>
      <text:p text:style-name="P2">Group member individual report</text:p>
      <text:p text:style-name="P2"><text:tab/>Lauren <text:span text:style-name="T1">(1)</text:span></text:p>
      <text:p text:style-name="P2"><text:tab/>Christiaan <text:span text:style-name="T1">(1)</text:span></text:p>
      <text:p text:style-name="P2"><text:tab/>Sarah <text:span text:style-name="T1">(1)</text:span></text:p>
      <text:p text:style-name="P2"><text:tab/>Adam <text:span text:style-name="T1">(1)</text:span></text:p>
      <text:p text:style-name="P2"><text:tab/>Johan <text:span text:style-name="T1">(1)</text:span></text:p>
      <text:p text:style-name="P2"/>
      <text:p text:style-name="P2">How to test our project <text:span text:style-name="T1">(2)</text:span></text:p>
      <text:p text:style-name="P2"/>
      <text:p text:style-name="P2">Conclusion <text:span text:style-name="T1">(1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8:02:41.368663506</meta:creation-date>
    <meta:generator>LibreOffice/5.1.6.2$Linux_X86_64 LibreOffice_project/10m0$Build-2</meta:generator>
    <dc:date>2020-03-13T18:28:10.794620626</dc:date>
    <meta:editing-duration>PT25M30S</meta:editing-duration>
    <meta:editing-cycles>3</meta:editing-cycles>
    <meta:document-statistic meta:table-count="0" meta:image-count="0" meta:object-count="0" meta:page-count="1" meta:paragraph-count="17" meta:word-count="60" meta:character-count="361" meta:non-whitespace-character-count="308"/>
  </office:meta>
</office:document-meta>
</file>